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2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2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22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22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22.00pt" fo:font-weight="bold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22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22.0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21.50pt" fo:font-weight="bold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22.00pt" fo:font-weight="bold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22.00pt" fo:font-weight="bold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22.00pt" fo:font-weight="bold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22.00pt" fo:font-weight="bold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22.00pt" fo:font-weight="bold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6.00pt" fo:font-weight="bold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6.00pt" fo:font-weight="bold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6.00pt" fo:font-weight="bold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5.50pt" fo:font-weight="bold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30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32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33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34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36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37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38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39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40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41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42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43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44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45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46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47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48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49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50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51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52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53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54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55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56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57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58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59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60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61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62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63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64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65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66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67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68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69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70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71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72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73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74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75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76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77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78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79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80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81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82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83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84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85" style:family="text">
      <style:text-properties fo:font-size="17.00pt" fo:font-weight="normal" fo:font-family="'Times New Roman'" style:font-family-asian="'Times New Roman'" style:font-family-complex="'Times New Roman'" fo:background-color="transparent" style:use-window-font-color="true"/>
    </style:style>
    <style:style style:name="T86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87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88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89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90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91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92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93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94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95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96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97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98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99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100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101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102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103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104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105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106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107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108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109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110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111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112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113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114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115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116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117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118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119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120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121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122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123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124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125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126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127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128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129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130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131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132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133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134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135" style:family="text">
      <style:text-properties fo:font-size="17.00pt" fo:font-weight="normal" fo:font-family="'Times New Roman'" style:font-family-asian="'Times New Roman'" style:font-family-complex="'Times New Roman'" fo:background-color="transparent" style:use-window-font-color="true"/>
    </style:style>
    <style:style style:name="T136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137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00.00%" fo:text-align="center" fo:margin-left="42.45pt" fo:text-indent="0.00pt" fo:margin-right="43.45pt"/>
    </style:style>
    <style:style style:name="P2" style:family="paragraph">
      <style:paragraph-properties fo:line-height="100.00%" fo:text-align="center" fo:margin-left="42.45pt" fo:text-indent="0.00pt" fo:margin-right="43.45pt"/>
    </style:style>
    <style:style style:name="P3" style:family="paragraph">
      <style:paragraph-properties fo:line-height="100.00%" fo:text-align="left" fo:margin-top="0.55pt"/>
    </style:style>
    <style:style style:name="P4" style:family="paragraph">
      <style:paragraph-properties fo:line-height="100.00%" fo:text-align="center" fo:margin-left="42.65pt" fo:text-indent="0.00pt" fo:margin-right="43.45pt"/>
    </style:style>
    <style:style style:name="P5" style:family="paragraph">
      <style:paragraph-properties fo:line-height="100.00%" fo:text-align="left" fo:margin-top="0.05pt"/>
    </style:style>
    <style:style style:name="P6" style:family="paragraph">
      <style:paragraph-properties fo:line-height="100.00%" fo:text-align="left" fo:margin-left="5.00pt" fo:text-indent="0.00pt" fo:margin-top="0.05pt"/>
    </style:style>
    <style:style style:name="P7" style:family="paragraph">
      <style:paragraph-properties fo:line-height="100.00%" fo:text-align="left" fo:margin-top="0.45pt"/>
    </style:style>
    <style:style style:name="P8" style:family="paragraph">
      <style:paragraph-properties fo:line-height="100.00%" fo:text-align="left" fo:margin-left="5.00pt" fo:text-indent="0.00pt" fo:margin-right="292.50pt"/>
    </style:style>
    <style:style style:name="P9" style:family="paragraph">
      <style:paragraph-properties fo:line-height="100.00%" fo:text-align="left" fo:margin-left="5.00pt" fo:text-indent="0.00pt" fo:margin-right="270.00pt">
        <style:tab-stops>
          <style:tab-stop style:position="107.50pt"/>
        </style:tab-stops>
      </style:paragraph-properties>
    </style:style>
    <style:style style:name="P10" style:family="paragraph">
      <style:paragraph-properties fo:line-height="100.00%" fo:text-align="left" fo:margin-left="5.00pt" fo:text-indent="0.00pt" fo:margin-right="99.00pt" fo:margin-top="0.05pt"/>
    </style:style>
    <style:style style:name="P11" style:family="paragraph">
      <style:paragraph-properties fo:line-height="100.00%" fo:text-align="left" fo:margin-left="5.00pt" fo:text-indent="0.00pt" fo:margin-right="207.00pt">
        <style:tab-stops>
          <style:tab-stop style:position="152.50pt"/>
        </style:tab-stops>
      </style:paragraph-properties>
    </style:style>
    <style:style style:name="P12" style:family="paragraph">
      <style:paragraph-properties fo:line-height="100.00%" fo:text-align="left" fo:margin-left="20.95pt" fo:text-indent="0.00pt"/>
    </style:style>
    <style:style style:name="P13" style:family="paragraph">
      <style:paragraph-properties fo:line-height="100.00%" fo:text-align="left" fo:margin-left="37.00pt" fo:text-indent="-16.10pt" fo:margin-right="252.00pt" fo:margin-top="0.05pt"/>
    </style:style>
    <style:style style:name="P14" style:family="paragraph">
      <style:paragraph-properties fo:line-height="100.00%" fo:text-align="left" fo:margin-left="37.00pt" fo:text-indent="-16.10pt" fo:margin-right="207.00pt" fo:margin-top="0.05pt"/>
    </style:style>
    <style:style style:name="P15" style:family="paragraph">
      <style:paragraph-properties fo:line-height="100.00%" fo:text-align="left" fo:margin-left="20.95pt" fo:text-indent="0.00pt"/>
    </style:style>
    <style:style style:name="P16" style:family="paragraph">
      <style:paragraph-properties fo:line-height="100.00%" fo:text-align="left" fo:margin-left="37.00pt" fo:text-indent="0.00pt" fo:margin-top="0.05pt"/>
    </style:style>
    <style:style style:name="P17" style:family="paragraph">
      <style:paragraph-properties fo:line-height="100.00%" fo:text-align="left" fo:margin-left="5.00pt" fo:text-indent="0.00pt"/>
    </style:style>
    <style:style style:name="P18" style:family="paragraph">
      <style:paragraph-properties fo:line-height="100.00%" fo:text-align="left" fo:margin-left="37.00pt" fo:text-indent="0.00pt" fo:margin-right="-63.00pt">
        <style:tab-stops>
          <style:tab-stop style:position="458.00pt"/>
          <style:tab-stop style:position="471.50pt"/>
        </style:tab-stops>
      </style:paragraph-properties>
    </style:style>
    <style:style style:name="P19" style:family="paragraph">
      <style:paragraph-properties fo:line-height="100.00%" fo:text-align="left" fo:margin-left="37.00pt" fo:text-indent="-32.05pt" fo:margin-right="81.00pt">
        <style:tab-stops>
          <style:tab-stop style:position="273.50pt"/>
        </style:tab-stops>
      </style:paragraph-properties>
    </style:style>
    <style:style style:name="P20" style:family="paragraph">
      <style:paragraph-properties fo:line-height="100.00%" fo:text-align="left"/>
    </style:style>
    <style:style style:name="P21" style:family="paragraph">
      <style:paragraph-properties fo:line-height="100.00%" fo:text-align="left" fo:margin-left="5.00pt" fo:text-indent="0.00pt" fo:margin-top="0.05pt"/>
    </style:style>
    <style:style style:name="P22" style:family="paragraph">
      <style:paragraph-properties fo:line-height="100.00%" fo:text-align="left" fo:margin-left="5.00pt" fo:text-indent="0.00pt"/>
    </style:style>
    <style:style style:name="P23" style:family="paragraph">
      <style:paragraph-properties fo:line-height="100.00%" fo:text-align="left" fo:margin-left="37.00pt" fo:text-indent="0.00pt" fo:margin-right="76.50pt"/>
    </style:style>
    <style:style style:name="P24" style:family="paragraph">
      <style:paragraph-properties fo:line-height="100.00%" fo:text-align="left"/>
    </style:style>
    <style:style style:name="P25" style:family="paragraph">
      <style:paragraph-properties fo:line-height="100.00%" fo:text-align="left" fo:margin-left="5.00pt" fo:text-indent="0.00pt" fo:margin-right="265.50pt" fo:margin-top="3.10pt"/>
    </style:style>
    <style:style style:name="P26" style:family="paragraph">
      <style:paragraph-properties fo:line-height="100.00%" fo:text-align="left" fo:margin-left="20.95pt" fo:text-indent="0.00pt"/>
    </style:style>
    <style:style style:name="P27" style:family="paragraph">
      <style:paragraph-properties fo:line-height="100.00%" fo:text-align="left" fo:margin-left="20.95pt" fo:text-indent="0.00pt" fo:margin-top="0.05pt"/>
    </style:style>
    <style:style style:name="P28" style:family="paragraph">
      <style:paragraph-properties fo:line-height="100.00%" fo:text-align="left" fo:margin-left="20.95pt" fo:text-indent="0.00pt"/>
    </style:style>
    <style:style style:name="P29" style:family="paragraph">
      <style:paragraph-properties fo:line-height="100.00%" fo:text-align="left" fo:margin-left="20.95pt" fo:text-indent="0.00pt"/>
    </style:style>
    <style:style style:name="P30" style:family="paragraph">
      <style:paragraph-properties fo:line-height="100.00%" fo:text-align="left" fo:margin-left="5.00pt" fo:text-indent="15.95pt" fo:margin-right="-90.00pt" fo:margin-top="0.10pt">
        <style:tab-stops>
          <style:tab-stop style:position="53.75pt"/>
          <style:tab-stop style:position="73.75pt"/>
          <style:tab-stop style:position="130.40pt"/>
          <style:tab-stop style:position="146.00pt"/>
          <style:tab-stop style:position="193.05pt"/>
          <style:tab-stop style:position="258.80pt"/>
          <style:tab-stop style:position="318.35pt"/>
          <style:tab-stop style:position="352.15pt"/>
          <style:tab-stop style:position="367.75pt"/>
          <style:tab-stop style:position="399.70pt"/>
          <style:tab-stop style:position="518.85pt"/>
        </style:tab-stops>
      </style:paragraph-properties>
    </style:style>
    <style:style style:name="P31" style:family="paragraph">
      <style:paragraph-properties fo:line-height="100.00%" fo:text-align="left" fo:margin-left="20.95pt" fo:text-indent="0.00pt"/>
    </style:style>
    <style:style style:name="P32" style:family="paragraph">
      <style:paragraph-properties fo:line-height="100.00%" fo:text-align="justify" fo:margin-left="5.00pt" fo:text-indent="32.00pt" fo:margin-right="-49.50pt" fo:margin-top="0.05pt"/>
    </style:style>
    <style:style style:name="P33" style:family="paragraph">
      <style:paragraph-properties fo:line-height="100.00%" fo:text-align="left" fo:margin-left="5.00pt" fo:text-indent="15.95pt" fo:margin-right="5.85pt" fo:margin-top="0.05pt">
        <style:tab-stops>
          <style:tab-stop style:position="82.75pt"/>
          <style:tab-stop style:position="110.50pt"/>
          <style:tab-stop style:position="368.00pt"/>
          <style:tab-stop style:position="430.55pt"/>
          <style:tab-stop style:position="479.95pt"/>
        </style:tab-stops>
      </style:paragraph-properties>
    </style:style>
    <style:style style:name="P34" style:family="paragraph">
      <style:paragraph-properties fo:line-height="100.00%" fo:text-align="left" fo:margin-left="20.95pt" fo:text-indent="0.00pt"/>
    </style:style>
    <style:style style:name="P35" style:family="paragraph">
      <style:paragraph-properties fo:line-height="100.00%" fo:text-align="left" fo:margin-left="37.00pt" fo:text-indent="0.00pt" fo:margin-right="198.00pt" fo:margin-top="0.05pt"/>
    </style:style>
    <style:style style:name="P36" style:family="paragraph">
      <style:paragraph-properties fo:line-height="100.00%" fo:text-align="left" fo:margin-left="5.00pt" fo:text-indent="32.00pt" fo:margin-right="150.20pt"/>
    </style:style>
    <style:style style:name="P37" style:family="paragraph">
      <style:paragraph-properties fo:line-height="100.00%" fo:text-align="left"/>
    </style:style>
    <style:style style:name="P38" style:family="paragraph">
      <style:paragraph-properties fo:line-height="100.00%" fo:text-align="left" fo:margin-left="5.00pt" fo:text-indent="0.00pt"/>
    </style:style>
    <style:style style:name="P39" style:family="paragraph">
      <style:paragraph-properties fo:line-height="100.00%" fo:text-align="left" fo:margin-top="0.30pt"/>
    </style:style>
  </office:automatic-styles>
  <office:body>
    <office:text>
      <text:p text:style-name="P1"><text:span text:style-name="T1">SPRINT</text:span><text:span text:style-name="T2"><text:s/></text:span><text:span text:style-name="T3">1</text:span></text:p>
      <text:p text:style-name="P2"><text:span text:style-name="T3">TEAM</text:span><text:span text:style-name="T4"><text:s/></text:span><text:span text:style-name="T5">ID:</text:span><text:span text:style-name="T6"><text:s/></text:span><text:span text:style-name="T7">PNT2022TMID41957</text:span></text:p>
      <text:p text:style-name="P3"><text:span text:style-name="T8"/></text:p>
      <text:p text:style-name="P4"><text:span text:style-name="T9">REAL TIME RIVER-WATER QUALITY MONITORING</text:span><text:span text:style-name="T10"><text:s/></text:span><text:span text:style-name="T11">AND</text:span><text:span text:style-name="T12"><text:s/></text:span><text:span text:style-name="T13">CONTROL SYSTEM</text:span></text:p>
      <text:p text:style-name="P5"><text:span text:style-name="T13"/></text:p>
      <text:p text:style-name="P6"><text:span text:style-name="T14">PYTHON</text:span><text:span text:style-name="T15"><text:s/></text:span><text:span text:style-name="T16">CODE:</text:span></text:p>
      <text:p text:style-name="P7"><text:span text:style-name="T17"/></text:p>
      <text:p text:style-name="P8"><text:span text:style-name="T18">import time</text:span></text:p>
      <text:p text:style-name="P8"><text:span text:style-name="T18">import sys</text:span></text:p>
      <text:p text:style-name="P9"><text:span text:style-name="T18">importibmiotf.appliation</text:span><text:span text:style-name="T19"><text:s/></text:span><text:span text:style-name="T20">import ibmiotf.device</text:span><text:span text:style-name="T21"><text:s/></text:span><text:span text:style-name="T22">import random</text:span></text:p>
      <text:p text:style-name="P10"><text:span text:style-name="T22">#Provide your IBM Watson Device Credentials</text:span><text:span text:style-name="T23"><text:s/></text:span><text:span text:style-name="T24">organization</text:span><text:span text:style-name="T25"><text:s/></text:span><text:span text:style-name="T26">=</text:span><text:span text:style-name="T27"><text:s/></text:span><text:span text:style-name="T28">"sa9xfa"</text:span></text:p>
      <text:p text:style-name="P11"><text:span text:style-name="T28">deviceType = "NodeMCU"</text:span><text:span text:style-name="T29"><text:s/></text:span><text:span text:style-name="T30">deviceId</text:span><text:span text:style-name="T31"><text:s/></text:span><text:span text:style-name="T32">=</text:span><text:span text:style-name="T33">"9789</text:span><text:span text:style-name="T34">"</text:span></text:p>
      <text:p text:style-name="P11"><text:span text:style-name="T34">authMethod = "token" </text:span></text:p>
      <text:p text:style-name="P11"><text:span text:style-name="T34">authToken</text:span><text:span text:style-name="T35"><text:s/></text:span><text:span text:style-name="T36">=</text:span><text:span text:style-name="T37"><text:s/></text:span><text:span text:style-name="T38">"622519106038" </text:span></text:p>
      <text:p text:style-name="P11"><text:span text:style-name="T38">def</text:span><text:span text:style-name="T39"><text:s/></text:span><text:span text:style-name="T40">myCommandCallback</text:span><text:span text:style-name="T41"><text:s/></text:span><text:span text:style-name="T42">(cmd):</text:span></text:p>
      <text:p text:style-name="P12"><text:span text:style-name="T42">print ("Command received: %s" % cmd.data['command'])</text:span><text:span text:style-name="T43"><text:s/></text:span><text:span text:style-name="T44">status=cmd.data['command']</text:span></text:p>
      <text:p text:style-name="P13"><text:span text:style-name="T44">if status== "motoron":</text:span><text:span text:style-name="T45"><text:s/></text:span><text:span text:style-name="T46">print</text:span><text:span text:style-name="T47"><text:s/></text:span><text:span text:style-name="T48">("motor</text:span><text:span text:style-name="T49"><text:s/></text:span><text:span text:style-name="T50">is</text:span><text:span text:style-name="T51"><text:s/></text:span><text:span text:style-name="T52">on")</text:span></text:p>
      <text:p text:style-name="P14"><text:span text:style-name="T52">elif status == "motoroff":</text:span><text:span text:style-name="T53"><text:s/></text:span></text:p>
      <text:p text:style-name="P14"><text:span text:style-name="T54">print</text:span><text:span text:style-name="T55"><text:s/></text:span><text:span text:style-name="T56">("motor is</text:span><text:span text:style-name="T57"><text:s/></text:span><text:span text:style-name="T58">off")</text:span></text:p>
      <text:p text:style-name="P15"><text:span text:style-name="T58">else:</text:span></text:p>
      <text:p text:style-name="P16"><text:span text:style-name="T58">print</text:span><text:span text:style-name="T59"><text:s/></text:span><text:span text:style-name="T60">("please</text:span><text:span text:style-name="T61"><text:s/></text:span><text:span text:style-name="T62">send</text:span><text:span text:style-name="T63"><text:s/></text:span><text:span text:style-name="T64">proper</text:span><text:span text:style-name="T65"><text:s/></text:span><text:span text:style-name="T66">command")</text:span></text:p>
      <text:p text:style-name="P17"><text:span text:style-name="T66">try:</text:span></text:p>
      <text:p text:style-name="P18"><text:span text:style-name="T66">deviceOptions</text:span><text:span text:style-name="T67"><text:s/></text:span><text:span text:style-name="T68">=</text:span><text:span text:style-name="T69"><text:s/></text:span><text:span text:style-name="T70">{"org":</text:span><text:span text:style-name="T71"><text:s/></text:span><text:span text:style-name="T72">organization,</text:span><text:span text:style-name="T73"><text:s/></text:span><text:span text:style-name="T74">"type":</text:span><text:span text:style-name="T75"><text:s/></text:span><text:span text:style-name="T76">deviceType,"id"</text:span><text:span text:style-name="T77"/></text:p>
      <text:p text:style-name="P19"><text:span text:style-name="T78">"auth-method":authMethod, "auth-token":authToken}</text:span><text:span text:style-name="T79"><text:s/></text:span><text:span text:style-name="T80">deviceCli=</text:span><text:span text:style-name="T81"><text:s/></text:span><text:span text:style-name="T82">ibmiotf.device.Client</text:span><text:span text:style-name="T83"><text:s/></text:span><text:span text:style-name="T84">(deviceOptions)</text:span></text:p>
      <text:p text:style-name="P20"><text:span text:style-name="T85"/></text:p>
      <text:p text:style-name="P20"><text:span text:style-name="T86"/></text:p>
      <text:p text:style-name="P21"><text:span text:style-name="T87">#..</text:span></text:p>
      <text:p text:style-name="P22"><text:span text:style-name="T87">except</text:span><text:span text:style-name="T88"><text:s/></text:span><text:span text:style-name="T89">Exception</text:span><text:span text:style-name="T90"><text:s/></text:span><text:span text:style-name="T91">as</text:span><text:span text:style-name="T92"><text:s/></text:span><text:span text:style-name="T93">e:</text:span></text:p>
      <text:p text:style-name="P23"><text:span text:style-name="T93">print ("Caught evention connecting device: %s" % str(e))</text:span><text:span text:style-name="T94"><text:s/></text:span><text:span text:style-name="T95">sys.exit()</text:span></text:p>
      <text:p text:style-name="P24"><text:span text:style-name="T96"/></text:p>
      <text:p text:style-name="P25"><text:span text:style-name="T97">deviceCli.connect()</text:span></text:p>
      <text:p text:style-name="P25"><text:span text:style-name="T98"><text:s/></text:span><text:span text:style-name="T99">while</text:span><text:span text:style-name="T100"><text:s/></text:span><text:span text:style-name="T101">True:</text:span></text:p>
      <text:p text:style-name="P26"><text:span text:style-name="T101">temp=random.randint</text:span><text:span text:style-name="T102"><text:s/></text:span><text:span text:style-name="T103">(90,110)</text:span></text:p>
      <text:p text:style-name="P27"><text:span text:style-name="T103">Humid=random.randint</text:span><text:span text:style-name="T104"><text:s/></text:span><text:span text:style-name="T105">(60,100)</text:span></text:p>
      <text:p text:style-name="P28"><text:span text:style-name="T105">Ph=random.randint</text:span><text:span text:style-name="T106"><text:s/></text:span><text:span text:style-name="T107">(0,14)</text:span></text:p>
      <text:p text:style-name="P29"><text:span text:style-name="T107">Water_turbidity=random.randint</text:span><text:span text:style-name="T108"><text:s/></text:span><text:span text:style-name="T109">(15,60)</text:span></text:p>
      <text:p text:style-name="P30"><text:span text:style-name="T109">data<text:tab/>=<text:tab/>{'temp'<text:tab/>:<text:tab/>temp,<text:tab/>'Humid':<text:tab/>Humid,<text:tab/>'Ph'<text:tab/>:<text:tab/>Ph,<text:tab/>'Water_turbidity'<text:tab/></text:span><text:span text:style-name="T110">:</text:span><text:span text:style-name="T111"><text:s/></text:span><text:span text:style-name="T112">Water_turbidity}</text:span></text:p>
      <text:p text:style-name="P31"><text:span text:style-name="T112">def</text:span><text:span text:style-name="T113"><text:s/></text:span><text:span text:style-name="T114">myonPublishCallback():</text:span></text:p>
      <text:p text:style-name="P32"><text:span text:style-name="T114">print ("Published Temperature = %s C" % temp, "Humidity = %s %%" %</text:span><text:span text:style-name="T115"><text:s/></text:span><text:span text:style-name="T116">Humid,"Ph = %s" % Ph,"Water Turbidity = %s NTU" % Water_turbidity, "to</text:span><text:span text:style-name="T117"><text:s/></text:span><text:span text:style-name="T118">IBM Watson")</text:span></text:p>
      <text:p text:style-name="P33"><text:span text:style-name="T118">success<text:tab/>=<text:tab/>deviceCli.publishEvent("IoTSensor",<text:tab/>"json",<text:tab/>data,<text:tab/>qos=0,</text:span><text:span text:style-name="T119"><text:s/></text:span><text:span text:style-name="T120">on_publish</text:span><text:span text:style-name="T121"><text:s/></text:span><text:span text:style-name="T122">=</text:span><text:span text:style-name="T123"><text:s/></text:span><text:span text:style-name="T124">myonPublishCallback)</text:span></text:p>
      <text:p text:style-name="P34"><text:span text:style-name="T124">if</text:span><text:span text:style-name="T125"><text:s/></text:span><text:span text:style-name="T126">not</text:span><text:span text:style-name="T127"><text:s/></text:span><text:span text:style-name="T128">success:</text:span></text:p>
      <text:p text:style-name="P35"><text:span text:style-name="T128">print("Not connected to IOTF")</text:span><text:span text:style-name="T129"><text:s/></text:span><text:span text:style-name="T130">time.sleep</text:span><text:span text:style-name="T131"><text:s/></text:span><text:span text:style-name="T132">(10)</text:span></text:p>
      <text:p text:style-name="P36"><text:span text:style-name="T132">deviceCli.commandCallback = myCommandCallback</text:span><text:span text:style-name="T133"><text:s/></text:span><text:span text:style-name="T134">deviceCli.disconnect()</text:span></text:p>
      <text:p text:style-name="P37"><text:span text:style-name="T135"/></text:p>
      <text:p text:style-name="P37"><text:span text:style-name="T136"/></text:p>
      <text:p text:style-name="P38"><text:span text:style-name="T137">OUTPUT:</text:span></text:p>
      <text:p text:style-name="P39"><draw:frame text:anchor-type="as-char" svg:width="154.29mm" svg:height="78.93mm" style:rel-width="scale" style:rel-height="scale"><draw:object-ole xlink:href="OleObj1"/><draw:image xlink:href="ObjectReplacements/OleObj1"/></draw:frame><text:span text:style-name="T139"/></text:p>
      <text:p text:style-name="P39"><text:span text:style-name="T13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